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b7d" officeooo:paragraph-rsid="001a3b7d"/>
    </style:style>
    <style:style style:name="P2" style:family="paragraph" style:parent-style-name="Text_20_body">
      <style:text-properties officeooo:rsid="001a3b7d" officeooo:paragraph-rsid="001a3b7d"/>
    </style:style>
    <style:style style:name="P3" style:family="paragraph" style:parent-style-name="Text_20_body">
      <style:paragraph-properties style:writing-mode="lr-tb"/>
    </style:style>
    <style:style style:name="P4" style:family="paragraph" style:parent-style-name="Text_20_body">
      <style:paragraph-properties fo:text-align="star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is yet another "Baby Ritchie" exercise.</text:p>
      <text:p text:style-name="P4"><text:bookmark text:name="yui_3_17_2_1_1669757083707_240"/>Homework 2 - The student shell</text:p>
      <text:p text:style-name="P4">Part A</text:p>
      <text:p text:style-name="P4">1. Implement your own version of the tee(1) command. Call it mytee (compile mytee.c) read man tee for tee(1) specification you do not have to support any of the options (arguments)</text:p>
      <text:p text:style-name="P4"><text:bookmark text:name="yui_3_17_2_1_1669757083707_238"/>2. Implement the nc(1) command support only TCP listener/sender. all other arguments can be ignored.</text:p>
      <text:p text:style-name="P4">Part B</text:p>
      <text:p text:style-name="P4"><text:bookmark text:name="yui_3_17_2_1_1669757083707_239"/>Code a shell (i.e. command line interpreter) supporting the following features </text:p>
      <text:p text:style-name="P4">1. by typing DIR the file list (of the current directory) will be presented. use opendir(3), readdir(3), closedir(3) DO NOT use system(3) ls(1).</text:p>
      <text:p text:style-name="P4">2. by typing COPY &lt;src&gt; &lt;dst&gt; a file will be copied. </text:p>
      <text:p text:style-name="P4">both of which will be done via shell built in.</text:p>
      <text:p text:style-name="P4">3. Everything else is a command that should be executed (calling the original linux command)</text:p>
      <text:p text:style-name="P4">use fork(2), execve(2), wait(2). Do not use system(3)</text:p>
      <text:p text:style-name="P4">4. If the user types | use it to pipe the input of one command to the other command</text:p>
      <text:p text:style-name="P4">4.A bonus (1 pt) support infinite recursion of piping (i.e. ps -ef | grep "stuck" | awk {print $2} | xargs kill -9)<text:line-break/><text:line-break/>5. use &gt; and &lt; for output redirection. use dup(2) or dup2(2)<text:line-break/><text:line-break/>6. use } and { to send and recv the output to TCP:IP4 socket.</text:p>
      <text:p text:style-name="P4">} IP:PORT will open (client) connection to IP:port</text:p>
      <text:p text:style-name="P4">{ PORT will open server port (INADDR_ANY) and output the first client connected to stdin. <text:line-break/>i.e. DIR } 127.0.0.1:3950 will open a connection to localhost and output DIR output<text:line-break/><text:line-break/>6.A BONUS (1pt) support &gt; and M to send and recv output to/from TCP:IP6 socket.</text:p>
      <text:p text:style-name="P3">} IP6.PORT will open (client) connection to IP6.port</text:p>
      <text:p text:style-name="P3">{ PORT will open server port (INADDR_ANY6) and output the first client connected to stdin. 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23:28:47.348929401</meta:creation-date>
    <dc:date>2022-11-29T23:29:12.993698886</dc:date>
    <meta:editing-duration>PT26S</meta:editing-duration>
    <meta:editing-cycles>1</meta:editing-cycles>
    <meta:document-statistic meta:table-count="0" meta:image-count="0" meta:object-count="0" meta:page-count="1" meta:paragraph-count="18" meta:word-count="284" meta:character-count="1604" meta:non-whitespace-character-count="1331"/>
    <meta:generator>LibreOffice/6.4.7.2$Linux_X86_64 LibreOffice_project/40$Build-2</meta:generator>
  </office:meta>
</office:document-meta>
</file>